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ElementDefinitionImpl.synchronize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erredElementDefinition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ElementDefinitionImpl.DeferredElementDefinition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ElementDefinition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